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d62e4e" draw:textarea-horizontal-align="justify" draw:textarea-vertical-align="middle" draw:auto-grow-height="false" fo:min-height="0.555cm" fo:min-width="0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color="#5eb91e" draw:fill-color="#ffd428" draw:textarea-horizontal-align="justify" draw:textarea-vertical-align="middle" draw:auto-grow-height="false" fo:min-height="0.024cm" fo:min-width="0cm"/>
    </style:style>
    <style:style style:name="gr6" style:family="graphic" style:parent-style-name="standard">
      <style:graphic-properties svg:stroke-color="#5eb91e" draw:fill-color="#ffd428" draw:textarea-horizontal-align="justify" draw:textarea-vertical-align="middle" draw:auto-grow-height="false" fo:min-height="0.00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62e4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d428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2" draw:id="id2"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6.278cm" svg:y1="3.712cm" svg:x2="6.278cm" svg:y2="2.569cm">
            <text:p/>
          </draw:line>
          <draw:line draw:style-name="gr1" draw:text-style-name="P1" draw:layer="layout" svg:x1="7.21cm" svg:y1="3.149cm" svg:x2="6.275cm" svg:y2="3.14cm">
            <text:p/>
          </draw:line>
          <draw:line draw:style-name="gr1" draw:text-style-name="P1" draw:layer="layout" svg:x1="5.604cm" svg:y1="3.149cm" svg:x2="4.669cm" svg:y2="3.14cm">
            <text:p/>
          </draw:line>
        </draw:g>
        <draw:g xml:id="id1" draw:id="id1">
          <draw:line draw:style-name="gr1" draw:text-style-name="P1" draw:layer="layout" svg:x1="8.364cm" svg:y1="8.836cm" svg:x2="7.959cm" svg:y2="8.706cm">
            <text:p/>
          </draw:line>
          <draw:line draw:style-name="gr1" draw:text-style-name="P1" draw:layer="layout" svg:x1="8.754cm" svg:y1="8.424cm" svg:x2="7.96cm" svg:y2="8.708cm">
            <text:p/>
          </draw:line>
          <draw:line draw:style-name="gr1" draw:text-style-name="P1" draw:layer="layout" svg:x1="8.771cm" svg:y1="7.876cm" svg:x2="7.947cm" svg:y2="7.602cm">
            <text:p/>
          </draw:line>
          <draw:line draw:style-name="gr1" draw:text-style-name="P1" draw:layer="layout" svg:x1="8.774cm" svg:y1="8.437cm" svg:x2="7.95cm" svg:y2="8.163cm">
            <text:p/>
          </draw:line>
          <draw:line draw:style-name="gr1" draw:text-style-name="P1" draw:layer="layout" svg:x1="8.765cm" svg:y1="7.865cm" svg:x2="7.971cm" svg:y2="8.149cm">
            <text:p/>
          </draw:line>
          <draw:line draw:style-name="gr1" draw:text-style-name="P1" draw:layer="layout" svg:x1="8.736cm" svg:y1="7.311cm" svg:x2="7.942cm" svg:y2="7.595cm">
            <text:p/>
          </draw:line>
          <draw:line draw:style-name="gr1" draw:text-style-name="P1" draw:layer="layout" svg:x1="8.697cm" svg:y1="7.316cm" svg:x2="8.292cm" svg:y2="7.186cm">
            <text:p/>
          </draw:line>
        </draw:g>
        <draw:g xml:id="id5" draw:id="id5">
          <draw:line draw:style-name="gr1" draw:text-style-name="P1" draw:layer="layout" svg:x1="11.453cm" svg:y1="8.915cm" svg:x2="11.048cm" svg:y2="8.785cm">
            <text:p/>
          </draw:line>
          <draw:line draw:style-name="gr1" draw:text-style-name="P1" draw:layer="layout" svg:x1="11.843cm" svg:y1="8.503cm" svg:x2="11.049cm" svg:y2="8.787cm">
            <text:p/>
          </draw:line>
          <draw:line draw:style-name="gr1" draw:text-style-name="P1" draw:layer="layout" svg:x1="11.86cm" svg:y1="7.955cm" svg:x2="11.036cm" svg:y2="7.681cm">
            <text:p/>
          </draw:line>
          <draw:line draw:style-name="gr1" draw:text-style-name="P1" draw:layer="layout" svg:x1="11.863cm" svg:y1="8.516cm" svg:x2="11.039cm" svg:y2="8.242cm">
            <text:p/>
          </draw:line>
          <draw:line draw:style-name="gr1" draw:text-style-name="P1" draw:layer="layout" svg:x1="11.854cm" svg:y1="7.944cm" svg:x2="11.06cm" svg:y2="8.228cm">
            <text:p/>
          </draw:line>
          <draw:line draw:style-name="gr1" draw:text-style-name="P1" draw:layer="layout" svg:x1="11.825cm" svg:y1="7.39cm" svg:x2="11.031cm" svg:y2="7.674cm">
            <text:p/>
          </draw:line>
          <draw:line draw:style-name="gr1" draw:text-style-name="P1" draw:layer="layout" svg:x1="11.786cm" svg:y1="7.395cm" svg:x2="11.381cm" svg:y2="7.265cm">
            <text:p/>
          </draw:line>
        </draw:g>
        <draw:g xml:id="id6" draw:id="id6">
          <draw:line draw:style-name="gr1" draw:text-style-name="P1" draw:layer="layout" svg:x1="13.748cm" svg:y1="6.318cm" svg:x2="13.875cm" svg:y2="5.912cm">
            <text:p/>
          </draw:line>
          <draw:line draw:style-name="gr1" draw:text-style-name="P1" draw:layer="layout" svg:x1="14.163cm" svg:y1="6.705cm" svg:x2="13.873cm" svg:y2="5.913cm">
            <text:p/>
          </draw:line>
          <draw:line draw:style-name="gr1" draw:text-style-name="P1" draw:layer="layout" svg:x1="14.711cm" svg:y1="6.719cm" svg:x2="14.979cm" svg:y2="5.893cm">
            <text:p/>
          </draw:line>
          <draw:line draw:style-name="gr1" draw:text-style-name="P1" draw:layer="layout" svg:x1="14.15cm" svg:y1="6.726cm" svg:x2="14.418cm" svg:y2="5.9cm">
            <text:p/>
          </draw:line>
          <draw:line draw:style-name="gr1" draw:text-style-name="P1" draw:layer="layout" svg:x1="14.722cm" svg:y1="6.712cm" svg:x2="14.432cm" svg:y2="5.92cm">
            <text:p/>
          </draw:line>
          <draw:line draw:style-name="gr1" draw:text-style-name="P1" draw:layer="layout" svg:x1="15.276cm" svg:y1="6.679cm" svg:x2="14.986cm" svg:y2="5.887cm">
            <text:p/>
          </draw:line>
          <draw:line draw:style-name="gr1" draw:text-style-name="P1" draw:layer="layout" svg:x1="15.27cm" svg:y1="6.641cm" svg:x2="15.397cm" svg:y2="6.235cm">
            <text:p/>
          </draw:line>
        </draw:g>
        <draw:g>
          <draw:line draw:style-name="gr1" draw:text-style-name="P1" draw:layer="layout" svg:x1="18.186cm" svg:y1="3.608cm" svg:x2="18.313cm" svg:y2="3.202cm">
            <text:p/>
          </draw:line>
          <draw:line draw:style-name="gr1" draw:text-style-name="P1" draw:layer="layout" svg:x1="18.601cm" svg:y1="3.995cm" svg:x2="18.311cm" svg:y2="3.203cm">
            <text:p/>
          </draw:line>
          <draw:line draw:style-name="gr1" draw:text-style-name="P1" draw:layer="layout" svg:x1="19.149cm" svg:y1="4.009cm" svg:x2="19.417cm" svg:y2="3.183cm">
            <text:p/>
          </draw:line>
          <draw:line draw:style-name="gr1" draw:text-style-name="P1" draw:layer="layout" svg:x1="18.588cm" svg:y1="4.016cm" svg:x2="18.856cm" svg:y2="3.19cm">
            <text:p/>
          </draw:line>
          <draw:line draw:style-name="gr1" draw:text-style-name="P1" draw:layer="layout" svg:x1="19.16cm" svg:y1="4.002cm" svg:x2="18.87cm" svg:y2="3.21cm">
            <text:p/>
          </draw:line>
          <draw:line draw:style-name="gr1" draw:text-style-name="P1" draw:layer="layout" svg:x1="19.714cm" svg:y1="3.969cm" svg:x2="19.424cm" svg:y2="3.177cm">
            <text:p/>
          </draw:line>
          <draw:line draw:style-name="gr1" draw:text-style-name="P1" draw:layer="layout" svg:x1="19.708cm" svg:y1="3.931cm" svg:x2="19.835cm" svg:y2="3.525cm">
            <text:p/>
          </draw:line>
        </draw:g>
        <draw:g xml:id="id11" draw:id="id11"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9cm" svg:y1="5.991cm" svg:x2="22.308cm" svg:y2="5.974cm">
            <text:p/>
          </draw:line>
          <draw:line draw:style-name="gr1" draw:text-style-name="P1" draw:layer="layout" svg:x1="21.681cm" svg:y1="6.758cm" svg:x2="21.68cm" svg:y2="5.979cm">
            <text:p/>
          </draw:line>
          <draw:line draw:style-name="gr1" draw:text-style-name="P1" draw:layer="layout" svg:x1="21.662cm" svg:y1="5.421cm" svg:x2="21.661cm" svg:y2="4.642cm">
            <text:p/>
          </draw:line>
        </draw:g>
        <draw:g>
          <draw:line draw:style-name="gr1" draw:text-style-name="P1" draw:layer="layout" svg:x1="7.635cm" svg:y1="10.17cm" svg:x2="9.141cm" svg:y2="10.145cm">
            <text:p/>
          </draw:line>
          <draw:line draw:style-name="gr1" draw:text-style-name="P1" draw:layer="layout" svg:x1="7.634cm" svg:y1="10.165cm" svg:x2="9.14cm" svg:y2="10.14cm">
            <text:p/>
          </draw:line>
          <draw:line draw:style-name="gr1" draw:text-style-name="P1" draw:layer="layout" svg:x1="8.733cm" svg:y1="10.335cm" svg:x2="7.985cm" svg:y2="10.351cm">
            <text:p/>
          </draw:line>
          <draw:line draw:style-name="gr1" draw:text-style-name="P1" draw:layer="layout" svg:x1="8.535cm" svg:y1="10.503cm" svg:x2="8.176cm" svg:y2="10.511cm">
            <text:p/>
          </draw:line>
          <draw:line draw:style-name="gr1" draw:text-style-name="P1" draw:layer="layout" svg:x1="8.368cm" svg:y1="10.141cm" svg:x2="8.354cm" svg:y2="9.721cm">
            <text:p/>
          </draw:line>
        </draw:g>
        <draw:g>
          <draw:line draw:style-name="gr1" draw:text-style-name="P1" draw:layer="layout" svg:x1="10.742cm" svg:y1="10.477cm" svg:x2="12.248cm" svg:y2="10.452cm">
            <text:p/>
          </draw:line>
          <draw:line draw:style-name="gr1" draw:text-style-name="P1" draw:layer="layout" svg:x1="10.741cm" svg:y1="10.472cm" svg:x2="12.247cm" svg:y2="10.447cm">
            <text:p/>
          </draw:line>
          <draw:line draw:style-name="gr1" draw:text-style-name="P1" draw:layer="layout" svg:x1="11.84cm" svg:y1="10.642cm" svg:x2="11.092cm" svg:y2="10.658cm">
            <text:p/>
          </draw:line>
          <draw:line draw:style-name="gr1" draw:text-style-name="P1" draw:layer="layout" svg:x1="11.642cm" svg:y1="10.81cm" svg:x2="11.283cm" svg:y2="10.818cm">
            <text:p/>
          </draw:line>
          <draw:line draw:style-name="gr1" draw:text-style-name="P1" draw:layer="layout" svg:x1="11.475cm" svg:y1="10.448cm" svg:x2="11.461cm" svg:y2="10.028cm">
            <text:p/>
          </draw:line>
        </draw:g>
        <draw:g>
          <draw:line draw:style-name="gr1" draw:text-style-name="P1" draw:layer="layout" svg:x1="20.983cm" svg:y1="10.511cm" svg:x2="22.489cm" svg:y2="10.486cm">
            <text:p/>
          </draw:line>
          <draw:line draw:style-name="gr1" draw:text-style-name="P1" draw:layer="layout" svg:x1="20.982cm" svg:y1="10.506cm" svg:x2="22.488cm" svg:y2="10.481cm">
            <text:p/>
          </draw:line>
          <draw:line draw:style-name="gr1" draw:text-style-name="P1" draw:layer="layout" svg:x1="22.081cm" svg:y1="10.676cm" svg:x2="21.333cm" svg:y2="10.692cm">
            <text:p/>
          </draw:line>
          <draw:line draw:style-name="gr1" draw:text-style-name="P1" draw:layer="layout" svg:x1="21.883cm" svg:y1="10.844cm" svg:x2="21.524cm" svg:y2="10.852cm">
            <text:p/>
          </draw:line>
          <draw:line draw:style-name="gr1" draw:text-style-name="P1" draw:layer="layout" svg:x1="21.716cm" svg:y1="10.482cm" svg:x2="21.702cm" svg:y2="10.062cm">
            <text:p/>
          </draw:line>
        </draw:g>
        <draw:connector draw:style-name="gr2" draw:text-style-name="P1" draw:layer="layout" draw:type="line" svg:x1="3.057cm" svg:y1="3.16cm" svg:x2="5.24cm" svg:y2="3.134cm" svg:d="M3057 3160l2183-26" svg:viewBox="0 0 2184 27">
          <text:p/>
        </draw:connector>
        <draw:connector draw:style-name="gr2" draw:text-style-name="P1" xml:id="id3" draw:id="id3" draw:layer="layout" draw:type="line" svg:x1="8.323cm" svg:y1="3.134cm" svg:x2="8.358cm" svg:y2="7.186cm" draw:end-shape="id1" draw:end-glue-point="0" svg:d="M8323 3134l35 4052" svg:viewBox="0 0 36 4053">
          <text:p/>
        </draw:connector>
        <draw:connector draw:style-name="gr2" draw:text-style-name="P1" draw:layer="layout" draw:type="line" svg:x1="7.21cm" svg:y1="3.14cm" svg:x2="8.323cm" svg:y2="3.134cm" draw:start-shape="id2" draw:start-glue-point="1" draw:end-shape="id3" draw:end-glue-point="2" svg:d="M7210 3140l1113-6" svg:viewBox="0 0 1114 7">
          <text:p/>
        </draw:connector>
        <draw:connector draw:style-name="gr2" draw:text-style-name="P1" draw:layer="layout" draw:type="line" svg:x1="8.358cm" svg:y1="8.836cm" svg:x2="8.349cm" svg:y2="9.787cm" draw:start-shape="id1" draw:start-glue-point="2" svg:d="M8358 8836l-9 951" svg:viewBox="0 0 10 952">
          <text:p/>
        </draw:connector>
        <draw:connector draw:style-name="gr2" draw:text-style-name="P1" draw:layer="layout" draw:type="line" svg:x1="8.323cm" svg:y1="3.134cm" svg:x2="13.435cm" svg:y2="3.083cm" draw:start-shape="id3" draw:start-glue-point="2" svg:d="M8323 3134l5112-51" svg:viewBox="0 0 5113 52">
          <text:p/>
        </draw:connector>
        <draw:custom-shape draw:style-name="gr3" draw:text-style-name="P2" xml:id="id7" draw:id="id7" draw:layer="layout" svg:width="2.723cm" svg:height="2.414cm" draw:transform="rotate (-1.5692255304681) translate (15.821cm 2.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11.429cm" svg:y1="4.29cm" svg:x2="13.407cm" svg:y2="4.29cm" svg:d="M11429 4290h1978" svg:viewBox="0 0 1979 1">
          <text:p/>
        </draw:connector>
        <draw:connector draw:style-name="gr2" draw:text-style-name="P1" draw:layer="layout" draw:type="line" svg:x1="11.429cm" svg:y1="4.29cm" svg:x2="11.431cm" svg:y2="7.219cm" draw:start-shape="id4" draw:start-glue-point="2" svg:d="M11429 4290l2 2929" svg:viewBox="0 0 3 2930">
          <text:p/>
        </draw:connector>
        <draw:connector draw:style-name="gr2" draw:text-style-name="P1" draw:layer="layout" draw:type="line" svg:x1="11.447cm" svg:y1="8.915cm" svg:x2="11.482cm" svg:y2="10.07cm" draw:start-shape="id5" draw:start-glue-point="2" svg:d="M11447 8915l35 1155" svg:viewBox="0 0 36 1156">
          <text:p/>
        </draw:connector>
        <draw:connector draw:style-name="gr2" draw:text-style-name="P1" draw:layer="layout" draw:type="line" svg:x1="11.405cm" svg:y1="6.294cm" svg:x2="13.748cm" svg:y2="6.306cm" draw:end-shape="id6" draw:end-glue-point="3" svg:d="M11405 6294l2343 12" svg:viewBox="0 0 2344 13">
          <text:p/>
        </draw:connector>
        <draw:connector draw:style-name="gr2" draw:text-style-name="P1" xml:id="id8" draw:id="id8" draw:layer="layout" draw:type="line" svg:x1="15.822cm" svg:y1="3.619cm" svg:x2="18.264cm" svg:y2="3.597cm" draw:start-shape="id7" draw:start-glue-point="4" svg:d="M15822 3619l2442-22" svg:viewBox="0 0 2443 23">
          <text:p/>
        </draw:connector>
        <draw:connector draw:style-name="gr2" draw:text-style-name="P1" xml:id="id9" draw:id="id9" draw:layer="layout" draw:type="line" svg:x1="17.043cm" svg:y1="3.608cm" svg:x2="17.108cm" svg:y2="6.268cm" draw:start-shape="id8" draw:start-glue-point="0" svg:d="M17043 3608l65 2660" svg:viewBox="0 0 66 2661">
          <text:p/>
        </draw:connector>
        <draw:connector draw:style-name="gr2" draw:text-style-name="P1" draw:layer="layout" draw:type="line" svg:x1="15.397cm" svg:y1="6.306cm" svg:x2="17.108cm" svg:y2="6.268cm" draw:start-shape="id6" draw:start-glue-point="1" draw:end-shape="id9" draw:end-glue-point="3" svg:d="M15397 6306l1711-38" svg:viewBox="0 0 1712 39">
          <text:p/>
        </draw:connector>
        <draw:connector draw:style-name="gr2" draw:text-style-name="P1" xml:id="id10" draw:id="id10" draw:layer="layout" draw:type="line" svg:x1="19.835cm" svg:y1="3.525cm" svg:x2="21.655cm" svg:y2="3.52cm" svg:d="M19835 3525l1820-5" svg:viewBox="0 0 1821 6">
          <text:p/>
        </draw:connector>
        <draw:connector draw:style-name="gr2" draw:text-style-name="P1" draw:layer="layout" draw:type="line" svg:x1="21.655cm" svg:y1="3.52cm" svg:x2="21.674cm" svg:y2="4.642cm" draw:start-shape="id10" draw:start-glue-point="3" draw:end-shape="id11" draw:end-glue-point="0" svg:d="M21655 3520l19 1122" svg:viewBox="0 0 20 1123">
          <text:p/>
        </draw:connector>
        <draw:connector draw:style-name="gr2" draw:text-style-name="P1" draw:layer="layout" draw:type="line" svg:x1="21.674cm" svg:y1="6.758cm" svg:x2="21.706cm" svg:y2="10.25cm" draw:start-shape="id11" draw:start-glue-point="2" svg:d="M21674 6758l32 3492" svg:viewBox="0 0 33 3493">
          <text:p/>
        </draw:connector>
        <draw:line draw:style-name="gr2" draw:text-style-name="P1" draw:layer="layout" svg:x1="21.674cm" svg:y1="3.525cm" svg:x2="23.761cm" svg:y2="3.494cm">
          <text:p/>
        </draw:line>
        <draw:frame draw:style-name="gr4" draw:text-style-name="P3" draw:layer="layout" svg:width="1.644cm" svg:height="0.962cm" svg:x="13.537cm" svg:y="2.621cm">
          <draw:text-box>
            <text:p>+</text:p>
          </draw:text-box>
        </draw:frame>
        <draw:frame draw:style-name="gr4" draw:text-style-name="P3" draw:layer="layout" svg:width="1.567cm" svg:height="0.962cm" svg:x="13.537cm" svg:y="3.751cm">
          <draw:text-box>
            <text:p>-</text:p>
          </draw:text-box>
        </draw:frame>
        <draw:frame draw:style-name="gr4" draw:text-style-name="P3" draw:layer="layout" svg:width="1.694cm" svg:height="0.962cm" svg:x="5.944cm" svg:y="1.748cm">
          <draw:text-box>
            <text:p><text:span text:style-name="T1">1</text:span></text:p>
          </draw:text-box>
        </draw:frame>
        <draw:frame draw:style-name="gr4" draw:text-style-name="P3" draw:layer="layout" svg:width="1.978cm" svg:height="0.962cm" svg:x="5.445cm" svg:y="1.285cm">
          <draw:text-box>
            <text:p>C</text:p>
          </draw:text-box>
        </draw:frame>
        <draw:frame draw:style-name="gr4" draw:text-style-name="P3" draw:layer="layout" svg:width="1.694cm" svg:height="0.962cm" svg:x="7.06cm" svg:y="7.865cm">
          <draw:text-box>
            <text:p><text:span text:style-name="T1">1</text:span></text:p>
          </draw:text-box>
        </draw:frame>
        <draw:frame draw:style-name="gr4" draw:text-style-name="P3" draw:layer="layout" svg:width="2.826cm" svg:height="0.962cm" svg:x="6.473cm" svg:y="7.372cm">
          <draw:text-box>
            <text:p>R</text:p>
          </draw:text-box>
        </draw:frame>
        <draw:frame draw:style-name="gr4" draw:text-style-name="P3" draw:layer="layout" svg:width="1.644cm" svg:height="0.962cm" svg:x="18.366cm" svg:y="1.953cm">
          <draw:text-box>
            <text:p>R</text:p>
          </draw:text-box>
        </draw:frame>
        <draw:frame draw:style-name="gr4" draw:text-style-name="P3" draw:layer="layout" svg:width="1.694cm" svg:height="0.962cm" svg:x="18.856cm" svg:y="2.378cm">
          <draw:text-box>
            <text:p><text:span text:style-name="T1">2</text:span></text:p>
          </draw:text-box>
        </draw:frame>
        <draw:frame draw:style-name="gr4" draw:text-style-name="P3" draw:layer="layout" svg:width="1.028cm" svg:height="0.962cm" svg:x="13.923cm" svg:y="6.988cm">
          <draw:text-box>
            <text:p>R</text:p>
          </draw:text-box>
        </draw:frame>
        <draw:frame draw:style-name="gr4" draw:text-style-name="P3" draw:layer="layout" svg:width="1.464cm" svg:height="0.962cm" svg:x="12.099cm" svg:y="7.937cm">
          <draw:text-box>
            <text:p>R</text:p>
          </draw:text-box>
        </draw:frame>
        <draw:frame draw:style-name="gr4" draw:text-style-name="P3" draw:layer="layout" svg:width="1.694cm" svg:height="0.962cm" svg:x="14.411cm" svg:y="7.362cm">
          <draw:text-box>
            <text:p><text:span text:style-name="T1">3</text:span></text:p>
          </draw:text-box>
        </draw:frame>
        <draw:frame draw:style-name="gr4" draw:text-style-name="P3" draw:layer="layout" svg:width="1.694cm" svg:height="0.962cm" svg:x="12.511cm" svg:y="8.478cm">
          <draw:text-box>
            <text:p><text:span text:style-name="T1">4</text:span></text:p>
          </draw:text-box>
        </draw:frame>
        <draw:frame draw:style-name="gr4" draw:text-style-name="P3" draw:layer="layout" svg:width="1.412cm" svg:height="0.962cm" svg:x="22.528cm" svg:y="5.139cm">
          <draw:text-box>
            <text:p>C</text:p>
          </draw:text-box>
        </draw:frame>
        <draw:frame draw:style-name="gr4" draw:text-style-name="P3" draw:layer="layout" svg:width="1.694cm" svg:height="0.962cm" svg:x="23.017cm" svg:y="5.512cm">
          <draw:text-box>
            <text:p><text:span text:style-name="T1">2</text:span></text:p>
          </draw:text-box>
        </draw:frame>
        <draw:custom-shape draw:style-name="gr5" draw:text-style-name="P4" draw:layer="layout" svg:width="0.361cm" svg:height="0.386cm" svg:x="8.191cm" svg:y="2.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1.67cm" svg:y="2.198cm">
          <draw:text-box>
            <text:p>V</text:p>
          </draw:text-box>
        </draw:frame>
        <draw:frame draw:style-name="gr4" draw:text-style-name="P3" draw:layer="layout" svg:width="1.694cm" svg:height="0.962cm" svg:x="2.057cm" svg:y="2.66cm">
          <draw:text-box>
            <text:p><text:span text:style-name="T1">I</text:span></text:p>
          </draw:text-box>
        </draw:frame>
        <draw:custom-shape draw:style-name="gr6" draw:text-style-name="P4" draw:layer="layout" svg:width="0.282cm" svg:height="0.36cm" svg:x="3.057cm" svg:y="2.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2.775cm" svg:y="3.391cm">
          <draw:text-box>
            <text:p><text:span text:style-name="T2">In</text:span></text:p>
          </draw:text-box>
        </draw:frame>
        <draw:frame draw:style-name="gr7" draw:text-style-name="P5" draw:layer="layout" svg:width="1.952cm" svg:height="1.673cm" svg:x="23.094cm" svg:y="3.725cm">
          <draw:text-box>
            <text:p><text:span text:style-name="T2">Out</text:span></text:p>
          </draw:text-box>
        </draw:frame>
        <draw:custom-shape draw:style-name="gr6" draw:text-style-name="P4" draw:layer="layout" svg:width="0.258cm" svg:height="0.36cm" svg:x="23.503cm" svg:y="3.36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23.503cm" svg:y="2.563cm">
          <draw:text-box>
            <text:p>V</text:p>
          </draw:text-box>
        </draw:frame>
        <draw:frame draw:style-name="gr4" draw:text-style-name="P3" draw:layer="layout" svg:width="1.694cm" svg:height="0.962cm" svg:x="23.89cm" svg:y="3.045cm">
          <draw:text-box>
            <text:p><text:span text:style-name="T1">out</text:span></text:p>
          </draw:text-box>
        </draw:frame>
        <draw:frame draw:style-name="gr4" draw:text-style-name="P5" draw:layer="layout" svg:width="1.438cm" svg:height="0.962cm" svg:x="7.938cm" svg:y="1.901cm">
          <draw:text-box>
            <text:p><text:span text:style-name="T2">3</text:span></text:p>
          </draw:text-box>
        </draw:frame>
        <draw:custom-shape draw:style-name="gr5" draw:text-style-name="P4" draw:layer="layout" svg:width="0.361cm" svg:height="0.386cm" svg:x="11.197cm" svg:y="4.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10.439cm" svg:y="3.471cm">
          <draw:text-box>
            <text:p><text:span text:style-name="T2">2</text:span></text:p>
          </draw:text-box>
        </draw:frame>
        <draw:custom-shape draw:style-name="gr5" draw:text-style-name="P4" draw:layer="layout" svg:width="0.361cm" svg:height="0.386cm" svg:x="16.873cm" svg:y="3.4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38cm" svg:height="0.962cm" svg:x="16.596cm" svg:y="2.635cm">
          <draw:text-box>
            <text:p><text:span text:style-name="T2">4</text:span></text:p>
          </draw:text-box>
        </draw:frame>
        <draw:connector draw:style-name="gr2" draw:text-style-name="P1" draw:layer="layout" draw:type="line" svg:x1="14.642cm" svg:y1="1.285cm" svg:x2="14.642cm" svg:y2="2.979cm" svg:d="M14642 1285v1694" svg:viewBox="0 0 1 1695">
          <text:p/>
        </draw:connector>
        <draw:connector draw:style-name="gr2" draw:text-style-name="P1" draw:layer="layout" draw:type="line" svg:x1="14.719cm" svg:y1="4.186cm" svg:x2="14.719cm" svg:y2="5.445cm" svg:d="M14719 4186v1259" svg:viewBox="0 0 1 1260">
          <text:p/>
        </draw:connector>
        <draw:frame draw:style-name="gr4" draw:text-style-name="P3" draw:layer="layout" svg:width="1.387cm" svg:height="0.962cm" svg:x="13.717cm" svg:y="0.323cm">
          <draw:text-box>
            <text:p>V</text:p>
          </draw:text-box>
        </draw:frame>
        <draw:frame draw:style-name="gr4" draw:text-style-name="P3" draw:layer="layout" svg:width="1.694cm" svg:height="0.962cm" svg:x="14.128cm" svg:y="0.63cm">
          <draw:text-box>
            <text:p><text:span text:style-name="T1">cc</text:span></text:p>
          </draw:text-box>
        </draw:frame>
        <draw:frame draw:style-name="gr4" draw:text-style-name="P3" draw:layer="layout" svg:width="1.387cm" svg:height="0.962cm" svg:x="14.582cm" svg:y="4.931cm">
          <draw:text-box>
            <text:p>V</text:p>
          </draw:text-box>
        </draw:frame>
        <draw:frame draw:style-name="gr4" draw:text-style-name="P3" draw:layer="layout" svg:width="1.694cm" svg:height="0.962cm" svg:x="14.986cm" svg:y="5.273cm">
          <draw:text-box>
            <text:p><text:span text:style-name="T1">e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7">07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</text:span><text:span text:style-name="MT3">nstituto </text:span><text:span text:style-name="MT3">Superio</text:span><text:span text:style-name="MT3">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</text:span><text:span text:style-name="MT5">ic</text:span><text:span text:style-name="MT5">k </text:span><text:span text:style-name="MT5">to </text:span><text:span text:style-name="MT5">ed</text:span><text:span text:style-name="MT5">it </text:span><text:span text:style-name="MT5">M</text:span><text:span text:style-name="MT5">as</text:span><text:span text:style-name="MT5">te</text:span><text:span text:style-name="MT5">r </text:span><text:span text:style-name="MT5">titl</text:span><text:span text:style-name="MT5">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7">07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</text:span><text:span text:style-name="MT3">nstituto </text:span><text:span text:style-name="MT3">Superio</text:span><text:span text:style-name="MT3">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6-07T20:10:23.373813285</dc:date>
    <meta:editing-duration>P2DT22H58M10S</meta:editing-duration>
    <meta:generator>LibreOffice/6.4.6.2$Linux_X86_64 LibreOffice_project/40$Build-2</meta:generator>
    <meta:document-statistic meta:object-count="14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